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845cm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min-height="2.55cm" fo:min-width="7.1cm"/>
    </style:style>
    <style:style style:name="gr4" style:family="graphic" style:parent-style-name="standard">
      <style:graphic-properties draw:fill="solid" draw:fill-color="#ffffff" draw:textarea-horizontal-align="justify" draw:textarea-vertical-align="top" draw:auto-grow-height="false" fo:min-height="2.75cm" fo:min-width="5.9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solid" draw:fill-color="#ffffff"/>
      <style:paragraph-properties fo:text-align="center"/>
      <style:text-properties fo:font-size="14pt"/>
    </style:style>
    <style:style style:name="P4" style:family="paragraph">
      <style:paragraph-properties fo:text-align="start"/>
      <style:text-properties fo:font-size="14pt"/>
    </style:style>
    <style:style style:name="P5" style:family="paragraph">
      <loext:graphic-properties draw:fill="solid" draw:fill-color="#ffffff"/>
      <style:paragraph-properties fo:text-align="start"/>
      <style:text-properties fo:font-size="14pt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9.084cm" svg:height="3.095cm" svg:x="1.8cm" svg:y="6.2cm">
          <draw:text-box>
            <text:p/>
            <text:p/>
            <text:p>Wer von Ihnen hat Zugriff auf einen Arduino Uno, einen Nano oder einen anderen Atmega 8 Bit Mikrocontroller? </text:p>
          </draw:text-box>
        </draw:frame>
        <draw:frame draw:style-name="gr2" draw:text-style-name="P1" draw:layer="layout" svg:width="18.312cm" svg:height="0.963cm" svg:x="1.8cm" svg:y="2.2cm">
          <draw:text-box>
            <text:p>Wer von Ihnen hat bereits Erfahrung bei der Arbeit mit Arduino?</text:p>
          </draw:text-box>
        </draw:frame>
        <draw:custom-shape draw:style-name="gr3" draw:text-style-name="P3" draw:layer="layout" svg:width="7.6cm" svg:height="2.8cm" svg:x="7.2cm" svg:y="10.6cm">
          <text:p text:style-name="P2">Controller vorhande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cm" svg:height="2.8cm" svg:x="14.8cm" svg:y="10.6cm">
          <text:p text:style-name="P2">Kein Controll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4cm" svg:height="3cm" svg:x="2cm" svg:y="3.8cm">
          <text:p text:style-name="P4">Berufserfahrung </text:p>
          <text:p text:style-name="P4">mit Mikrocontroller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4cm" svg:height="3cm" svg:x="8.4cm" svg:y="3.8cm">
          <text:p text:style-name="P4">Umfangreiche </text:p>
          <text:p text:style-name="P4">„Bastelein“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4cm" svg:height="3cm" svg:x="14.8cm" svg:y="3.8cm">
          <text:p text:style-name="P4">Kurzzeitiges Praktikum </text:p>
          <text:p text:style-name="P4">oder ähnlich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4cm" svg:height="3cm" svg:x="21.2cm" svg:y="3.8cm">
          <text:p text:style-name="P4">Keine Vorerfahru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Zug</meta:initial-creator>
    <meta:creation-date>2020-12-22T13:28:31.973066437</meta:creation-date>
    <dc:date>2020-12-22T13:35:09.127910990</dc:date>
    <dc:creator>Sebastian Zug</dc:creator>
    <meta:editing-duration>PT6M37S</meta:editing-duration>
    <meta:editing-cycles>1</meta:editing-cycles>
    <meta:document-statistic meta:object-count="31"/>
    <meta:generator>LibreOffice/6.0.7.3$Linux_X86_64 LibreOffice_project/00m0$Build-3</meta:generator>
  </office:meta>
</office:document-meta>
</file>